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S.ensureCache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CS.getInstance( String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S.JCS( CompositeCache cach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.setConfigFilename( String config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.getInstance( String region , ICompositeCacheAttributes ic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